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2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="Circle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1cm" svg:x="4.258cm" svg:y="7.203cm">
          <text:p text:style-name="P1"><text:span text:style-name="T1">initi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5cm" svg:height="1cm" svg:x="5.274cm" svg:y="4.388cm">
          <text:p text:style-name="P1"><text:span text:style-name="T1">m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0.498cm" svg:x1="6.008cm" svg:y1="7.203cm" svg:x2="8.025cm" svg:y2="5.389cm" draw:start-shape="id1" draw:start-glue-point="0" draw:end-shape="id2" draw:end-glue-point="2" svg:d="M6008 7203v-3l2017-1309v-502" svg:viewBox="0 0 2018 1815">
          <text:p/>
        </draw:connector>
        <draw:connector draw:style-name="gr3" draw:text-style-name="P2" draw:layer="layout" draw:type="lines" svg:x1="6.008cm" svg:y1="7.203cm" svg:x2="6.024cm" svg:y2="5.388cm" draw:start-shape="id1" draw:end-shape="id3" draw:end-glue-point="2" svg:d="M6008 7203v-501l16-812v-502" svg:viewBox="0 0 17 1816">
          <text:p/>
        </draw:connector>
        <draw:custom-shape draw:style-name="gr2" draw:text-style-name="P1" xml:id="id4" draw:id="id4" draw:layer="layout" svg:width="1.5cm" svg:height="1cm" svg:x="3.275cm" svg:y="4.389cm">
          <text:p text:style-name="P1"><text:span text:style-name="T1">m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.5cm" svg:height="1cm" svg:x="7.275cm" svg:y="4.389cm">
          <text:p text:style-name="P1"><text:span text:style-name="T1">m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0.498cm" svg:x1="6.008cm" svg:y1="7.203cm" svg:x2="4.025cm" svg:y2="5.389cm" draw:start-shape="id1" draw:start-glue-point="0" draw:end-shape="id4" draw:end-glue-point="2" svg:d="M6008 7203v-3l-1983-1309v-502" svg:viewBox="0 0 1984 1815">
          <text:p/>
        </draw:connector>
        <draw:frame draw:style-name="gr4" draw:text-style-name="P2" draw:layer="layout" svg:width="2.542cm" svg:height="0.963cm" svg:x="4.755cm" svg:y="8.25cm">
          <draw:text-box>
            <text:p text:style-name="P1"><text:span text:style-name="T1">(etcd)</text:span></text:p>
          </draw:text-box>
        </draw:frame>
        <draw:g xml:id="id5" draw:id="id5">
          <draw:custom-shape draw:style-name="gr5" draw:text-style-name="P1" draw:layer="layout" svg:width="0.38cm" svg:height="0.25cm" svg:x="5.514cm" svg:y="2.037cm">
            <text:p text:style-name="P1"><text:span text:style-name="T1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8cm" svg:height="0.25cm" svg:x="6.115cm" svg:y="2.038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8cm" svg:height="0.25cm" svg:x="5.815cm" svg:y="2.438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2" draw:layer="layout" draw:type="lines" svg:x1="6.024cm" svg:y1="4.388cm" svg:x2="6.004cm" svg:y2="2.688cm" draw:start-shape="id3" draw:start-glue-point="0" draw:end-shape="id5" draw:end-glue-point="2" svg:d="M6024 4388v-501l-20-697v-502" svg:viewBox="0 0 21 1701">
          <text:p/>
        </draw:connector>
        <draw:g xml:id="id7" draw:id="id7">
          <draw:custom-shape draw:style-name="gr5" draw:text-style-name="P1" draw:layer="layout" svg:width="0.38cm" svg:height="0.25cm" draw:transform="rotate (-0.785398163397448) translate (8.388cm 1.982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8cm" svg:height="0.25cm" draw:transform="rotate (-0.785398163397448) translate (8.812cm 2.40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8cm" svg:height="0.25cm" draw:transform="rotate (-0.785398163397448) translate (8.317cm 2.47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custom-shape draw:style-name="gr5" draw:text-style-name="P1" draw:layer="layout" svg:width="0.38cm" svg:height="0.25cm" draw:transform="rotate (0.785398163397448) translate (2.932cm 2.682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8cm" svg:height="0.25cm" draw:transform="rotate (0.785398163397448) translate (3.358cm 2.25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8cm" svg:height="0.25cm" draw:transform="rotate (0.785398163397448) translate (3.429cm 2.753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" draw:text-style-name="P2" draw:layer="layout" draw:type="lines" svg:x1="4.025cm" svg:y1="4.389cm" svg:x2="3.403cm" svg:y2="2.93cm" draw:start-shape="id4" draw:start-glue-point="0" draw:end-shape="id6" draw:end-glue-point="2" svg:d="M4025 4389v-501l-622-475v-483" svg:viewBox="0 0 623 1460">
          <text:p/>
        </draw:connector>
        <draw:connector draw:style-name="gr3" draw:text-style-name="P2" draw:layer="layout" draw:type="lines" svg:x1="8.025cm" svg:y1="4.389cm" svg:x2="8.61cm" svg:y2="2.924cm" draw:start-shape="id2" draw:start-glue-point="0" draw:end-shape="id7" draw:end-glue-point="2" svg:d="M8025 4389v-501l585-462v-502" svg:viewBox="0 0 586 14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10-07T14:55:18.792391853</dc:date>
    <dc:creator>James Shubin</dc:creator>
    <meta:editing-duration>PT1H25M35S</meta:editing-duration>
    <meta:editing-cycles>14</meta:editing-cycles>
    <meta:generator>LibreOffice/5.0.6.2$Linux_X86_64 LibreOffice_project/00$Build-2</meta:generator>
    <meta:document-statistic meta:object-count="23"/>
  </office:meta>
</office:document-meta>
</file>